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wrap-option="wrap" style:rotation-align="bottom" style:vertical-align="middle"/>
      <style:paragraph-properties fo:text-align="center" fo:margin-left="0mm"/>
      <style:text-properties fo:font-weight="bold" style:font-weight-asian="bold" style:font-weight-complex="bold" fo:hyphenate="false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wrap-option="wrap" style:rotation-align="bottom" style:vertical-align="middle"/>
      <style:paragraph-properties fo:text-align="center" css3t:text-justify="auto" fo:margin-left="0mm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6mm" svg:height="89.95mm" svg:x="133.8mm" svg:y="6.38mm">
            <loext:p draw:notify-on-update-of-ranges="Sheet1.E4:Sheet1.E4 Sheet1.E5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esempenho dos Alunos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Aluno</text:p>
          </table:table-cell>
          <table:table-cell table:style-name="ce5" office:value-type="string" calcext:value-type="string">
            <text:p>Questões Abertas</text:p>
          </table:table-cell>
          <table:table-cell table:style-name="ce2" office:value-type="string" calcext:value-type="string">
            <text:p>Questões Fechadas</text:p>
          </table:table-cell>
          <table:table-cell table:style-name="ce2" office:value-type="string" calcext:value-type="string">
            <text:p>V ou F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abarit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SUM([.B4:.D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5:.D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6:.D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7:.D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8:.D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no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B9:.D9])" office:value-type="float" office:value="15" calcext:value-type="float">
            <text:p>1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5:.B9])" office:value-type="float" office:value="1.6" calcext:value-type="float">
            <text:p>1,6</text:p>
          </table:table-cell>
          <table:table-cell table:formula="of:=AVERAGE([.C5:.C9])" office:value-type="float" office:value="2" calcext:value-type="float">
            <text:p>2</text:p>
          </table:table-cell>
          <table:table-cell table:formula="of:=AVERAGE([.D5:.D9])" office:value-type="float" office:value="7.6" calcext:value-type="float">
            <text:p>7,6</text:p>
          </table:table-cell>
          <table:table-cell table:formula="of:=AVERAGE([.E5:.E9])" office:value-type="float" office:value="11.2" calcext:value-type="float">
            <text:p>11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[.B4]*0.6" office:value-type="float" office:value="1.8" calcext:value-type="float">
            <text:p>1,8</text:p>
          </table:table-cell>
          <table:table-cell table:formula="of:=[.C4]*0.6" office:value-type="float" office:value="2.4" calcext:value-type="float">
            <text:p>2,4</text:p>
          </table:table-cell>
          <table:table-cell table:formula="of:=[.D4]*0.6" office:value-type="float" office:value="9" calcext:value-type="float">
            <text:p>9</text:p>
          </table:table-cell>
          <table:table-cell table:formula="of:=[.E4]*0.6" office:value-type="float" office:value="13.2" calcext:value-type="float">
            <text:p>1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de acertos</text:p>
          </table:table-cell>
          <table:table-cell table:formula="of:=100*[.B10]/[.B4]" office:value-type="float" office:value="53.3333333333333" calcext:value-type="float">
            <text:p>53,3333333333</text:p>
          </table:table-cell>
          <table:table-cell table:formula="of:=100*[.C10]/[.C4]" office:value-type="float" office:value="50" calcext:value-type="float">
            <text:p>50</text:p>
          </table:table-cell>
          <table:table-cell table:formula="of:=100*[.D10]/[.D4]" office:value-type="float" office:value="50.6666666666667" calcext:value-type="float">
            <text:p>50,6666666667</text:p>
          </table:table-cell>
          <table:table-cell table:formula="of:=100*[.E10]/[.E4]" office:value-type="float" office:value="50.9090909090909" calcext:value-type="float">
            <text:p>50,90909090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32:14.657660623</meta:creation-date>
    <dc:date>2016-04-29T16:30:57.613148487</dc:date>
    <meta:editing-duration>PT10M32S</meta:editing-duration>
    <meta:editing-cycles>1</meta:editing-cycles>
    <meta:document-statistic meta:table-count="1" meta:cell-count="52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bar" chart:style-name="ch1">
        <chart:title svg:x="5.613cm" svg:y="0.315cm" chart:style-name="ch2">
          <text:p>Distribução de acertos </text:p>
        </chart:title>
        <chart:subtitle svg:x="6.988cm" svg:y="1.299cm" chart:style-name="ch3">
          <text:p>dos alunos</text:p>
        </chart:subtitle>
        <chart:legend chart:legend-position="end" svg:x="14.872cm" svg:y="4.199cm" style:legend-expansion="high" chart:style-name="ch4"/>
        <chart:plot-area chart:style-name="ch5" table:cell-range-address="Sheet1.E4:Sheet1.E9" chart:data-source-has-labels="row" svg:x="0.319cm" svg:y="2.187cm" svg:width="14.234cm" svg:height="6.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16cm" svg:y="2.187cm" svg:width="13.261cm" svg:height="5.9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Sheet1.E5:Sheet1.E9" chart:label-cell-address="Sheet1.E4:Sheet1.E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